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codingMap.removeJava2IANAMapping( String java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Map.putJava2IANAMapping( String javaEncoding , String iana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codingMap.Encoding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codingMap.getJava2IANAMapping( String java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Map.putIANA2JavaMapping( String ianaEncoding , String java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codingMap.getIANA2JavaMapping( String iana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ingMap.removeIANA2JavaMapping( String iana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